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813in" style:rel-column-width="2133*"/>
    </style:style>
    <style:style style:name="Table1.B" style:family="table-column">
      <style:table-column-properties style:column-width="5.4438in" style:rel-column-width="783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Preformatted_20_Text"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Preformatted_20_Text">
      <style:text-properties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6" style:family="paragraph" style:parent-style-name="Preformatted_20_Text">
      <style:text-properties fo:font-size="9pt" fo:font-weight="bold" style:font-size-asian="9pt" style:font-weight-asian="bold" style:font-size-complex="9pt" style:font-weight-complex="bold"/>
    </style:style>
    <style:style style:name="P7" style:family="paragraph" style:parent-style-name="Preformatted_20_Text">
      <style:text-properties fo:font-size="8pt" style:font-size-asian="8pt" style:font-size-complex="8pt"/>
    </style:style>
    <style:style style:name="P8" style:family="paragraph" style:parent-style-name="Preformatted_20_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font-name="Courier New"/>
    </style:style>
    <style:style style:name="T2" style:family="text">
      <style:text-properties fo:font-size="10pt"/>
    </style:style>
    <style:style style:name="T3" style:family="text">
      <style:text-properties style:font-name-asian="Courier New"/>
    </style:style>
    <style:style style:name="T4" style:family="text">
      <style:text-properties style:font-size-asian="10pt"/>
    </style:style>
    <style:style style:name="T5" style:family="text">
      <style:text-properties style:font-name-complex="Courier New"/>
    </style:style>
    <style:style style:name="T6" style:family="text">
      <style:text-properties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One More Saturday Night</text:p>
      <text:p text:style-name="P2">Weir/Hunter</text:p>
      <text:p text:style-name="Preformatted_20_Text"/>
      <text:p text:style-name="P3">Intro riff</text:p>
      <text:p text:style-name="Preformatted_20_Text"><text:span text:style-name="T7">Guitar 1 (Jerry) </text:span><text:s text:c="11"/>3x</text:p>
      <text:p text:style-name="P7">E|--------8-----------------------------||--------8-------------------------------------------|--</text:p>
      <text:p text:style-name="P7">B|------------10b11b10--8---------------||-------------10b11b10--8--8------8--10b11b10p8------|--</text:p>
      <text:p text:style-name="P7">G|--7/9--------------------9---------8--||--7/9------------------------9------------------9---|--</text:p>
      <text:p text:style-name="P7">D|----------------------------8--10-----||----------------------------------------------------|--</text:p>
      <text:p text:style-name="P7">A|--------------------------------------||----------------------------------------------------|--</text:p>
      <text:p text:style-name="P7">E|--------------------------------------||----------------------------------------------------|--</text:p>
      <text:p text:style-name="P6">Guitar 2 (Bob?)</text:p>
      <text:p text:style-name="P7">E|---------------------------------------|----------------------------------------------------|--</text:p>
      <text:p text:style-name="P7">B|--------11-----------------------------|--------11------------------------------------------|--</text:p>
      <text:p text:style-name="P7">G|------------10b11b10--8----------------|------------10b11b10--8--8------8--10b11b10--8------|--</text:p>
      <text:p text:style-name="P7">D|--8/10-------------------10---------8--|--8/10----------------------10------------------10--|--</text:p>
      <text:p text:style-name="P7">A|-----------------------------8--10-----|----------------------------------------------------|--</text:p>
      <text:p text:style-name="P7">E|---------------------------------------|----------------------------------------------------|--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7</text:p>
          </table:table-cell>
          <table:table-cell table:style-name="Table1.B1" office:value-type="string">
            <text:p text:style-name="Preformatted_20_Text">I went down to the mountain, I was drinkin' some wine</text:p>
            <text:p text:style-name="Preformatted_20_Text">Looked up into heaven Lord, I saw a mighty sign</text:p>
            <text:p text:style-name="Preformatted_20_Text">Writ' in fire cross the heavens, </text:p>
            <text:p text:style-name="Preformatted_20_Text"><text:s text:c="8"/>Just as plain as black and white</text:p>
            <text:p text:style-name="P4">"Get prepared, there's gonna be a party tonight!"</text:p>
          </table:table-cell>
        </table:table-row>
        <table:table-row>
          <table:table-cell table:style-name="Table1.A2" office:value-type="string">
            <text:p text:style-name="P1">F7 <text:s text:c="8"/>C7<text:line-break/>G7 <text:s text:c="5"/>Bb <text:s text:c="3"/>F7</text:p>
            <text:p text:style-name="P1">C7</text:p>
          </table:table-cell>
          <table:table-cell table:style-name="Table1.B2" office:value-type="string">
            <text:p text:style-name="Preformatted_20_Text">Uh-huh, it's Saturday night</text:p>
            <text:p text:style-name="Preformatted_20_Text">Well, uh-huh, One more Saturday night</text:p>
            <text:p text:style-name="Preformatted_20_Text">Saturday night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reformatted_20_Text">Well, everybody's dancin' down the local armory</text:p>
            <text:p text:style-name="Preformatted_20_Text">With a basement full of dynamite and live artillery</text:p>
            <text:p text:style-name="Preformatted_20_Text">Tempur'ture keeps risin' everybody gettin' high</text:p>
            <text:p text:style-name="P4">Come the rockin' stroke of midnight whole place is gonna fly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Choru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reformatted_20_Text">I turn on channel six the President comes on the news</text:p>
            <text:p text:style-name="Preformatted_20_Text">Says, "I get no satisfaction that's why I sing the blues"</text:p>
            <text:p text:style-name="Preformatted_20_Text">His wife says, "Don't get crazy Lord, you know just what to do.</text:p>
            <text:p text:style-name="P4">Crank up that ol' victrola break out your rockin' shoes"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reformatted_20_Text">Choru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reformatted_20_Text">Then God, way up in heaven for whatever it was worth</text:p>
            <text:p text:style-name="Preformatted_20_Text">Thought he'd have a big ol' party thought he'd call it planet Earth</text:p>
            <text:p text:style-name="Preformatted_20_Text">Don't worry 'bout tomorrow Lord, you'll know it when it comes</text:p>
            <text:p text:style-name="Preformatted_20_Text">When the rockin', rollin' music meets the risin', shinin' su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8">Intro Riff</text:p>
            <text:p text:style-name="Preformatted_20_Text"/>
            <text:p text:style-name="Preformatted_20_Text">C7 <text:s text:c="2"/>Eb <text:s/>Bb <text:s/>F</text:p>
            <text:p text:style-name="Preformatted_20_Text">C7 <text:s text:c="2"/>Eb <text:s/>Bb <text:s/>F</text:p>
            <text:p text:style-name="Preformatted_20_Text">F <text:s/>F# <text:s/>G <text:s text:c="2"/>C G</text:p>
            <text:p text:style-name="Preformatted_20_Text"><text:s text:c="7"/>G <text:s text:c="2"/>C G</text:p>
            <text:p text:style-name="Preformatted_20_Text"><text:s text:c="7"/>G <text:s text:c="2"/>C G</text:p>
            <text:p text:style-name="Preformatted_20_Text">G <text:s/>G# <text:s/>A <text:s/>A# <text:s/>B <text:s/></text:p>
          </table:table-cell>
        </table:table-row>
        <table:table-row>
          <table:table-cell table:style-name="Table1.A2" office:value-type="string">
            <text:p text:style-name="P4">C7</text:p>
            <text:p text:style-name="P5">C7 C#7 D7 D#7 E7</text:p>
            <text:p text:style-name="P4">F7</text:p>
            <text:p text:style-name="P4">C7</text:p>
            <text:p text:style-name="P4">G7 <text:s text:c="3"/>Bb <text:s text:c="4"/>F7</text:p>
          </table:table-cell>
          <table:table-cell table:style-name="Table1.B2" office:value-type="string">
            <text:p text:style-name="Preformatted_20_Text">Playin' on a Saturday Night,</text:p>
            <text:p text:style-name="Preformatted_20_Text">Playin' on a Saturday Night <text:s/><text:span text:style-name="T9">(walk up seond time only)</text:span></text:p>
            <text:p text:style-name="Preformatted_20_Text">Everybody gettin' high</text:p>
            <text:p text:style-name="Preformatted_20_Text">Playin' on a Saturday Night</text:p>
            <text:p text:style-name="Preformatted_20_Text">One more Saturday, one more Saturday night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an Dowd</meta:initial-creator>
    <meta:creation-date>2011-07-02T11:56:28</meta:creation-date>
    <dc:date>2011-07-02T13:47:14</dc:date>
    <dc:creator>Sean Dowd</dc:creator>
    <meta:editing-duration>PT01H35M35S</meta:editing-duration>
    <meta:editing-cycles>3</meta:editing-cycles>
    <meta:generator>NeoOffice/3.1.2$Unix OpenOffice.org_project/Patch 9</meta:generator>
    <meta:printed-by>Sean Dowd</meta:printed-by>
    <meta:print-date>2011-07-02T13:47:07</meta:print-date>
    <meta:document-statistic meta:table-count="1" meta:image-count="0" meta:object-count="0" meta:page-count="1" meta:paragraph-count="59" meta:word-count="338" meta:character-count="2581"/>
  </office:meta>
</office:document-meta>
</file>